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a saber mais: argumentos da JVM</text:h>
      <text:p text:style-name="Text_20_body">Vimos que, para alterar qualquer configuração de execução do nosso programa Java, podemos utilizar argumentos (ou parâmetros) da JVM.</text:p>
      <text:p text:style-name="Text_20_body">Esses argumentos, originalmente, seriam passados na linha de comando, da seguinte forma:</text:p>
      <text:p text:style-name="P1"><text:span text:style-name="Source_20_Text">java -Xmx1024m seuAplicativo.java</text:span></text:p>
      <text:p text:style-name="Standard">Ou, caso já tivesse um jar gerado: </text:p>
      <text:p text:style-name="Standard"/>
      <text:p text:style-name="P1"><text:span text:style-name="Source_20_Text">java <text:s/>-Xmx1024m -jar seuAplicativo.jar</text:span></text:p>
      <text:p text:style-name="Text_20_body">Além do parâmetro -Xmx, visto no vídeo anterior, existem vários outros parâmetros, relacionados tanto à memória quanto ao <text:span text:style-name="Emphasis">garbage collector</text:span> - que veremos daqui a alguns vídeos.</text:p>
      <text:p text:style-name="Text_20_body">Vamos explorar alguns dos parâmetros mais importantes:</text:p>
      <text:h text:style-name="Heading_20_3" text:outline-level="3">Heap Memory (Memória Heap)</text:h>
      <text:list text:style-name="L1">
        <text:list-item>
          <text:p text:style-name="P2"><text:span text:style-name="Strong_20_Emphasis">-Xms:</text:span> Define o tamanho inicial da heap. Por exemplo, <text:span text:style-name="Source_20_Text">-Xms512m</text:span> define o tamanho inicial da heap para 512 megabytes.</text:p>
        </text:list-item>
        <text:list-item>
          <text:p text:style-name="P3"><text:span text:style-name="Strong_20_Emphasis">-Xmx:</text:span> Define o tamanho máximo da heap. Por exemplo, <text:span text:style-name="Source_20_Text">-Xmx1024m</text:span> define o tamanho máximo da heap para 1024 megabytes.</text:p>
        </text:list-item>
      </text:list>
      <text:h text:style-name="Heading_20_3" text:outline-level="3">Stack Size (Tamanho da pilha)</text:h>
      <text:list text:style-name="L2">
        <text:list-item>
          <text:p text:style-name="P4"><text:span text:style-name="Strong_20_Emphasis">-Xss:</text:span> Define o tamanho da pilha para cada thread. Por exemplo, <text:span text:style-name="Source_20_Text">-Xss256k</text:span> define o tamanho da pilha para 256 kilobytes.</text:p>
        </text:list-item>
      </text:list>
      <text:p text:style-name="Text_20_body">Caso queira conhecer mais opções de argumentos, você pode acessar a <text:a xlink:type="simple" xlink:href="https://www.oracle.com/java/technologies/javase/vmoptions-jsp.html" office:target-frame-name="_blank" xlink:show="new" text:style-name="Internet_20_link" text:visited-style-name="Visited_20_Internet_20_Link">documentação da Oracle</text:a>. É importante explorar a documentação para entender o que mais se adequa para as suas necessidades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8:38:58.708985200</meta:creation-date>
    <dc:date>2025-12-15T08:45:34.463898100</dc:date>
    <meta:editing-duration>PT6M36S</meta:editing-duration>
    <meta:editing-cycles>1</meta:editing-cycles>
    <meta:document-statistic meta:table-count="0" meta:image-count="0" meta:object-count="0" meta:page-count="1" meta:paragraph-count="14" meta:word-count="185" meta:character-count="1184" meta:non-whitespace-character-count="1014"/>
    <meta:generator>LibreOffice/25.2.7.2$Windows_x86 LibreOffice_project/5cbfd1ab6520636bb5f7b99185aa69bd7456825d</meta:generator>
  </office:meta>
</office:document-meta>
</file>